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6666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189cm" svg:height="8.473cm" svg:x="17.015cm" svg:y="3.746cm">
            <draw:object draw:notify-on-update-of-ranges="Sheet1.F4:Sheet1.F6 Sheet1.G4:Sheet1.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2 peers</text:p>
          </table:table-cell>
          <table:table-cell table:style-name="Default" office:value-type="string" calcext:value-type="string">
            <text:p>5 peers</text:p>
          </table:table-cell>
          <table:table-cell table:style-name="Default" office:value-type="string" calcext:value-type="string">
            <text:p>10 peer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.675" calcext:value-type="float">
            <text:p>29,675</text:p>
          </table:table-cell>
          <table:table-cell table:style-name="Default" office:value-type="float" office:value="33.68" calcext:value-type="float">
            <text:p>33,68</text:p>
          </table:table-cell>
          <table:table-cell office:value-type="float" office:value="45.403" calcext:value-type="float">
            <text:p>45,4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.287" calcext:value-type="float">
            <text:p>29,287</text:p>
          </table:table-cell>
          <table:table-cell office:value-type="float" office:value="32.85" calcext:value-type="float">
            <text:p>32,85</text:p>
          </table:table-cell>
          <table:table-cell office:value-type="float" office:value="45.854" calcext:value-type="float">
            <text:p>45,8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.8" calcext:value-type="float">
            <text:p>29,8</text:p>
          </table:table-cell>
          <table:table-cell office:value-type="float" office:value="33.286" calcext:value-type="float">
            <text:p>33,286</text:p>
          </table:table-cell>
          <table:table-cell office:value-type="float" office:value="44.842" calcext:value-type="float">
            <text:p>44,8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.525" calcext:value-type="float">
            <text:p>30,525</text:p>
          </table:table-cell>
        </table:table-row>
        <table:table-row table:style-name="ro1">
          <table:table-cell/>
          <table:table-cell office:value-type="float" office:value="30.399" calcext:value-type="float">
            <text:p>30,399</text:p>
          </table:table-cell>
          <table:table-cell office:value-type="float" office:value="34.487" calcext:value-type="float">
            <text:p>34,487</text:p>
          </table:table-cell>
          <table:table-cell office:value-type="float" office:value="48.455" calcext:value-type="float">
            <text:p>48,4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3.6012" calcext:value-type="float">
            <text:p>33,6012</text:p>
          </table:table-cell>
        </table:table-row>
        <table:table-row table:style-name="ro1">
          <table:table-cell/>
          <table:table-cell office:value-type="float" office:value="33.464" calcext:value-type="float">
            <text:p>33,464</text:p>
          </table:table-cell>
          <table:table-cell office:value-type="float" office:value="33.703" calcext:value-type="float">
            <text:p>33,703</text:p>
          </table:table-cell>
          <table:table-cell office:value-type="float" office:value="45.202" calcext:value-type="float">
            <text:p>45,2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5.9512" calcext:value-type="float">
            <text:p>45,9512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/>
          <table:table-cell table:style-name="Default" table:formula="of:=AVERAGE([.B2:.B6])" office:value-type="float" office:value="30.525" calcext:value-type="float">
            <text:p>30,525</text:p>
          </table:table-cell>
          <table:table-cell table:style-name="Default" table:formula="of:=AVERAGE([.C2:.C6])" office:value-type="float" office:value="33.6012" calcext:value-type="float">
            <text:p>33,6012</text:p>
          </table:table-cell>
          <table:table-cell table:style-name="Default" table:formula="of:=AVERAGE([.D2:.D6])" office:value-type="float" office:value="45.9512" calcext:value-type="float">
            <text:p>45,951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15T20:14:47.710514985</meta:creation-date>
    <dc:date>2020-03-15T20:45:56.066383162</dc:date>
    <meta:editing-duration>PT27S</meta:editing-duration>
    <meta:editing-cycles>1</meta:editing-cycles>
    <meta:generator>LibreOffice/6.4.1.2$Linux_X86_64 LibreOffice_project/e1ad903d8acbc5f5b474f1d8ec3defef24b8c46b</meta:generator>
    <meta:document-statistic meta:table-count="1" meta:cell-count="28" meta:object-count="1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9cm" svg:height="8.474cm" xlink:href=".." xlink:type="simple" chart:class="chart:line" chart:style-name="ch1">
        <chart:title svg:x="4.567cm" svg:y="0.305cm" chart:style-name="ch2">
          <text:p>Instanciando a rede</text:p>
        </chart:title>
        <chart:plot-area chart:style-name="ch3" table:cell-range-address="Sheet1.F4:Sheet1.G6" chart:data-source-has-labels="column" svg:x="1.274cm" svg:y="1.253cm" svg:width="11.653cm" svg:height="6.071cm">
          <chartooo:coordinate-region svg:x="1.895cm" svg:y="1.453cm" svg:width="10.845cm" svg:height="5.224cm"/>
          <chart:axis chart:dimension="x" chart:name="primary-x" chart:style-name="ch4" chartooo:axis-type="auto">
            <chartooo:date-scale/>
            <chart:title svg:x="5.786cm" svg:y="7.493cm" chart:style-name="ch5">
              <text:p>Número de peers</text:p>
            </chart:title>
            <chart:categories table:cell-range-address="Sheet1.F4:Sheet1.F6"/>
          </chart:axis>
          <chart:axis chart:dimension="y" chart:name="primary-y" chart:style-name="ch4">
            <chart:title svg:x="0.451cm" svg:y="5.073cm" chart:style-name="ch6">
              <text:p>Tempo (s)</text:p>
            </chart:title>
            <chart:grid chart:style-name="ch7" chart:class="major"/>
          </chart:axis>
          <chart:series chart:style-name="ch8" chart:values-cell-range-address="Sheet1.G4:Sheet1.G6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F4:Sheet1.F6</svg:desc>
                </draw:g>
              </table:table-cell>
              <table:table-cell office:value-type="float" office:value="30.525">
                <text:p>30.525</text:p>
                <draw:g>
                  <svg:desc>Sheet1.G4:Sheet1.G6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3.6012">
                <text:p>33.60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5.9512">
                <text:p>45.95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1.2$Linux_X86_64 LibreOffice_project/e1ad903d8acbc5f5b474f1d8ec3defef24b8c46b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